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illhead" svg:font-family="Hillhead, Ubuntu, 'Trebuchet M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d6dd" officeooo:paragraph-rsid="0001d6dd"/>
    </style:style>
    <style:style style:name="P2" style:family="paragraph" style:parent-style-name="Standard">
      <style:paragraph-properties fo:text-align="start" style:justify-single-word="false"/>
      <style:text-properties officeooo:rsid="0001d6dd" officeooo:paragraph-rsid="0001d6d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1d6dd" officeooo:paragraph-rsid="0001d6d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20da1" officeooo:paragraph-rsid="00020da1"/>
    </style:style>
    <style:style style:name="P5" style:family="paragraph" style:parent-style-name="Standard">
      <style:paragraph-properties fo:text-align="start" style:justify-single-word="false"/>
      <style:text-properties officeooo:rsid="00020da1" officeooo:paragraph-rsid="00020da1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34cb9" officeooo:paragraph-rsid="00034cb9"/>
    </style:style>
    <style:style style:name="P7" style:family="paragraph" style:parent-style-name="Standard">
      <style:paragraph-properties fo:text-align="start" style:justify-single-word="false"/>
      <style:text-properties officeooo:rsid="00034cb9" officeooo:paragraph-rsid="00034c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stomer meeting 4</text:p>
      <text:p text:style-name="P1">Demo 1 - 14/11/18</text:p>
      <text:p text:style-name="P1">Agenda</text:p>
      <text:p text:style-name="P2"/>
      <text:p text:style-name="P2"/>
      <text:p text:style-name="P2"/>
      <text:p text:style-name="P2"/>
      <text:list xml:id="list1704904857" text:style-name="L1">
        <text:list-item>
          <text:p text:style-name="P3">Original Goals</text:p>
        </text:list-item>
      </text:list>
      <text:p text:style-name="P2"/>
      <text:list xml:id="list193318484885283" text:continue-numbering="true" text:style-name="L1">
        <text:list-item>
          <text:p text:style-name="P3">Overview</text:p>
        </text:list-item>
      </text:list>
      <text:p text:style-name="P2"/>
      <text:list xml:id="list193318510418436" text:continue-numbering="true" text:style-name="L1">
        <text:list-item>
          <text:p text:style-name="P3">Software progress</text:p>
          <text:list>
            <text:list-item>
              <text:p text:style-name="P3">Issues</text:p>
            </text:list-item>
          </text:list>
        </text:list-item>
      </text:list>
      <text:p text:style-name="P2"/>
      <text:list xml:id="list193318586182541" text:continue-numbering="true" text:style-name="L1">
        <text:list-item>
          <text:p text:style-name="P3">Hardware progress</text:p>
          <text:list>
            <text:list-item>
              <text:p text:style-name="P3">Issues</text:p>
            </text:list-item>
          </text:list>
          <text:p text:style-name="P3"/>
        </text:list-item>
        <text:list-item>
          <text:p text:style-name="P3">Neural Network</text:p>
          <text:list>
            <text:list-item>
              <text:p text:style-name="P3">Issues </text:p>
              <text:list>
                <text:list-item>
                  <text:p text:style-name="P3">Training on a raspberry pi</text:p>
                </text:list-item>
              </text:list>
            </text:list-item>
          </text:list>
        </text:list-item>
      </text:list>
      <text:p text:style-name="P2"/>
      <text:list xml:id="list193318472466385" text:continue-numbering="true" text:style-name="L1">
        <text:list-item>
          <text:p text:style-name="P6">New requierments</text:p>
        </text:list-item>
      </text:list>
      <text:p text:style-name="P7"/>
      <text:list xml:id="list193318418900999" text:continue-numbering="true" text:style-name="L1">
        <text:list-item>
          <text:p text:style-name="P4">Next Iteration</text:p>
          <text:list>
            <text:list-item>
              <text:p text:style-name="P4">Targets</text:p>
            </text:list-item>
            <text:list-item>
              <text:p text:style-name="P6">Agreement of priorities</text:p>
            </text:list-item>
          </text:list>
        </text:list-item>
      </text:list>
      <text:p text:style-name="P7"/>
      <text:list xml:id="list193318480721607" text:continue-numbering="true" text:style-name="L1">
        <text:list-item>
          <text:p text:style-name="P6">Documentation of priorities</text:p>
        </text:list-item>
      </text:list>
      <text:p text:style-name="P7"/>
      <text:list xml:id="list193318065773713" text:continue-numbering="true" text:style-name="L1">
        <text:list-item>
          <text:p text:style-name="P6">What can we do better? </text:p>
        </text:list-item>
      </text:list>
      <text:p text:style-name="P7"/>
      <text:list xml:id="list193318387385644" text:continue-numbering="true" text:style-name="L1">
        <text:list-item>
          <text:p text:style-name="P6">Questions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illhead" svg:font-family="Hillhead, Ubuntu, 'Trebuchet M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9:15:22.610417042</meta:creation-date>
    <dc:date>2018-11-13T19:33:02.672570171</dc:date>
    <meta:editing-duration>PT7M29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20" meta:word-count="59" meta:character-count="292" meta:non-whitespace-character-count="267"/>
  </office:meta>
</office:document-meta>
</file>